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d9b" officeooo:paragraph-rsid="004e8a73"/>
    </style:style>
    <style:style style:name="P2" style:family="paragraph" style:parent-style-name="Standard">
      <style:text-properties officeooo:rsid="001e452f" officeooo:paragraph-rsid="0020fce6"/>
    </style:style>
    <style:style style:name="P3" style:family="paragraph" style:parent-style-name="Standard">
      <style:text-properties officeooo:rsid="001e452f" officeooo:paragraph-rsid="00616b3d"/>
    </style:style>
    <style:style style:name="P4" style:family="paragraph" style:parent-style-name="Standard">
      <style:text-properties officeooo:rsid="002dc3c8" officeooo:paragraph-rsid="002dc3c8"/>
    </style:style>
    <style:style style:name="P5" style:family="paragraph" style:parent-style-name="Standard">
      <style:text-properties officeooo:rsid="002dc3c8" officeooo:paragraph-rsid="0031bcd1"/>
    </style:style>
    <style:style style:name="P6" style:family="paragraph" style:parent-style-name="Standard">
      <style:text-properties officeooo:rsid="003b40b4" officeooo:paragraph-rsid="003b40b4"/>
    </style:style>
    <style:style style:name="P7" style:family="paragraph" style:parent-style-name="Standard">
      <style:text-properties officeooo:rsid="003b40b4" officeooo:paragraph-rsid="00401e8f"/>
    </style:style>
    <style:style style:name="P8" style:family="paragraph" style:parent-style-name="Standard">
      <style:text-properties fo:color="#000000" fo:font-weight="normal" officeooo:rsid="002b6ae2" officeooo:paragraph-rsid="002b6ae2" style:font-weight-asian="normal" style:font-weight-complex="normal"/>
    </style:style>
    <style:style style:name="P9" style:family="paragraph" style:parent-style-name="Standard">
      <style:text-properties fo:color="#000000" fo:font-weight="normal" officeooo:rsid="002b6ae2" officeooo:paragraph-rsid="00661724" style:font-weight-asian="normal" style:font-weight-complex="normal"/>
    </style:style>
    <style:style style:name="P10" style:family="paragraph" style:parent-style-name="Standard">
      <style:text-properties fo:color="#000000" fo:font-weight="normal" officeooo:rsid="002c3f2f" officeooo:paragraph-rsid="002c3f2f" style:font-weight-asian="normal" style:font-weight-complex="normal"/>
    </style:style>
    <style:style style:name="P11" style:family="paragraph" style:parent-style-name="Standard">
      <style:text-properties fo:color="#000000" fo:font-weight="normal" officeooo:rsid="0067a19f" officeooo:paragraph-rsid="0067a19f" style:font-weight-asian="normal" style:font-weight-complex="normal"/>
    </style:style>
    <style:style style:name="P12" style:family="paragraph" style:parent-style-name="Standard">
      <style:text-properties officeooo:rsid="0042059b" officeooo:paragraph-rsid="0042059b"/>
    </style:style>
    <style:style style:name="P13" style:family="paragraph" style:parent-style-name="Standard">
      <style:text-properties officeooo:rsid="002651bc" officeooo:paragraph-rsid="004e8a73"/>
    </style:style>
    <style:style style:name="P14" style:family="paragraph" style:parent-style-name="Standard">
      <style:text-properties officeooo:rsid="002651bc" officeooo:paragraph-rsid="00515402"/>
    </style:style>
    <style:style style:name="P15" style:family="paragraph" style:parent-style-name="Standard">
      <style:text-properties officeooo:rsid="002796a6" officeooo:paragraph-rsid="0056192f"/>
    </style:style>
    <style:style style:name="P16" style:family="paragraph" style:parent-style-name="Standard">
      <style:text-properties officeooo:rsid="002858d1" officeooo:paragraph-rsid="00573019"/>
    </style:style>
    <style:style style:name="P17" style:family="paragraph" style:parent-style-name="Standard">
      <style:text-properties officeooo:rsid="002a192b" officeooo:paragraph-rsid="00650072"/>
    </style:style>
    <style:style style:name="P18" style:family="paragraph" style:parent-style-name="Standard">
      <style:text-properties officeooo:rsid="001c4409" officeooo:paragraph-rsid="00232a38"/>
    </style:style>
    <style:style style:name="P19" style:family="paragraph" style:parent-style-name="Standard">
      <style:text-properties officeooo:rsid="0059b516" officeooo:paragraph-rsid="0059b516"/>
    </style:style>
    <style:style style:name="P20" style:family="paragraph" style:parent-style-name="Standard">
      <style:text-properties officeooo:rsid="0059b516" officeooo:paragraph-rsid="005bb78e"/>
    </style:style>
    <style:style style:name="P21" style:family="paragraph" style:parent-style-name="Standard">
      <style:paragraph-properties fo:margin-left="0.2917in" fo:margin-right="0in" fo:text-indent="0in" style:auto-text-indent="false"/>
    </style:style>
    <style:style style:name="P22" style:family="paragraph" style:parent-style-name="Standard" style:list-style-name="L1">
      <style:text-properties officeooo:rsid="0059b516" officeooo:paragraph-rsid="005bb78e"/>
    </style:style>
    <style:style style:name="P23" style:family="paragraph" style:parent-style-name="Standard">
      <style:text-properties officeooo:rsid="0059b516" officeooo:paragraph-rsid="0059b516"/>
    </style:style>
    <style:style style:name="P24" style:family="paragraph" style:parent-style-name="Standard">
      <style:text-properties officeooo:rsid="00478d20" officeooo:paragraph-rsid="004cd89b"/>
    </style:style>
    <style:style style:name="P25" style:family="paragraph" style:parent-style-name="Standard">
      <style:text-properties fo:color="#000000" fo:font-weight="normal" officeooo:rsid="00478d20" officeooo:paragraph-rsid="00515402" style:font-weight-asian="normal" style:font-weight-complex="normal"/>
    </style:style>
    <style:style style:name="P26" style:family="paragraph" style:parent-style-name="Standard">
      <style:text-properties fo:color="#000000" fo:font-weight="normal" officeooo:rsid="00478d20" officeooo:paragraph-rsid="0056192f" style:font-weight-asian="normal" style:font-weight-complex="normal"/>
    </style:style>
    <style:style style:name="P27" style:family="paragraph" style:parent-style-name="Standard">
      <style:text-properties fo:color="#000000" fo:font-weight="normal" officeooo:rsid="00478d20" officeooo:paragraph-rsid="00573019" style:font-weight-asian="normal" style:font-weight-complex="normal"/>
    </style:style>
    <style:style style:name="P28" style:family="paragraph" style:parent-style-name="Standard">
      <style:text-properties fo:color="#000000" fo:font-weight="normal" officeooo:rsid="00478d20" officeooo:paragraph-rsid="00650072" style:font-weight-asian="normal" style:font-weight-complex="normal"/>
    </style:style>
    <style:style style:name="P29" style:family="paragraph" style:parent-style-name="Standard">
      <style:text-properties officeooo:rsid="001d8d9b" officeooo:paragraph-rsid="006c4429"/>
    </style:style>
    <style:style style:name="P30" style:family="paragraph" style:parent-style-name="Standard">
      <style:text-properties fo:color="#0000cc" fo:font-weight="bold" officeooo:rsid="0042059b" officeooo:paragraph-rsid="0042059b" fo:background-color="#ffff00" style:font-weight-asian="bold" style:font-weight-complex="bold"/>
    </style:style>
    <style:style style:name="P31" style:family="paragraph" style:parent-style-name="Standard">
      <style:text-properties fo:color="#0000cc" fo:font-weight="bold" officeooo:rsid="0059b516" officeooo:paragraph-rsid="0059b516" fo:background-color="#ffff00" style:font-weight-asian="bold" style:font-weight-complex="bold"/>
    </style:style>
    <style:style style:name="P32" style:family="paragraph" style:parent-style-name="Heading_20_1">
      <style:text-properties fo:color="#cc0000" fo:font-weight="bold" officeooo:rsid="003e6669" fo:background-color="#ffff00" style:font-weight-asian="bold" style:font-weight-complex="bold"/>
    </style:style>
    <style:style style:name="P33" style:family="paragraph" style:parent-style-name="Heading_20_1">
      <style:paragraph-properties fo:break-before="page"/>
    </style:style>
    <style:style style:name="T1" style:family="text">
      <style:text-properties officeooo:rsid="001c4409"/>
    </style:style>
    <style:style style:name="T2" style:family="text">
      <style:text-properties officeooo:rsid="001d8d9b"/>
    </style:style>
    <style:style style:name="T3" style:family="text">
      <style:text-properties officeooo:rsid="001db926"/>
    </style:style>
    <style:style style:name="T4" style:family="text">
      <style:text-properties fo:font-weight="bold" fo:background-color="#ffff00" loext:char-shading-value="0" style:font-weight-asian="bold" style:font-weight-complex="bold"/>
    </style:style>
    <style:style style:name="T5" style:family="text">
      <style:text-properties fo:color="#0000cc"/>
    </style:style>
    <style:style style:name="T6" style:family="text">
      <style:text-properties fo:color="#0000cc" fo:font-weight="bold" style:font-weight-asian="bold" style:font-weight-complex="bold"/>
    </style:style>
    <style:style style:name="T7" style:family="text">
      <style:text-properties fo:color="#0000cc" fo:font-weight="bold" officeooo:rsid="00232a38" style:font-weight-asian="bold" style:font-weight-complex="bold"/>
    </style:style>
    <style:style style:name="T8" style:family="text">
      <style:text-properties fo:color="#0000cc" fo:font-weight="bold" officeooo:rsid="0036f178" style:font-weight-asian="bold" style:font-weight-complex="bold"/>
    </style:style>
    <style:style style:name="T9" style:family="text">
      <style:text-properties fo:color="#0000cc" fo:font-weight="bold" officeooo:rsid="003995af" style:font-weight-asian="bold" style:font-weight-complex="bold"/>
    </style:style>
    <style:style style:name="T10" style:family="text">
      <style:text-properties fo:color="#0000cc" fo:font-weight="bold" officeooo:rsid="00616b3d" style:font-weight-asian="bold" style:font-weight-complex="bold"/>
    </style:style>
    <style:style style:name="T11" style:family="text">
      <style:text-properties fo:color="#0000cc" fo:font-weight="bold" officeooo:rsid="00739c3e" style:font-weight-asian="bold" style:font-weight-complex="bold"/>
    </style:style>
    <style:style style:name="T12" style:family="text">
      <style:text-properties fo:color="#0000cc" fo:font-weight="bold" officeooo:rsid="0075954d" style:font-weight-asian="bold" style:font-weight-complex="bold"/>
    </style:style>
    <style:style style:name="T13" style:family="text">
      <style:text-properties fo:color="#0000cc" fo:font-weight="bold" fo:background-color="#ffff00" loext:char-shading-value="0" style:font-weight-asian="bold" style:font-weight-complex="bold"/>
    </style:style>
    <style:style style:name="T14" style:family="text">
      <style:text-properties fo:color="#cc0000"/>
    </style:style>
    <style:style style:name="T15" style:family="text">
      <style:text-properties fo:color="#cc0000" fo:font-weight="bold" style:font-weight-asian="bold" style:font-weight-complex="bold"/>
    </style:style>
    <style:style style:name="T16" style:family="text">
      <style:text-properties fo:color="#cc0000" fo:font-weight="bold" fo:background-color="transparent" loext:char-shading-value="0" style:font-weight-asian="bold" style:font-weight-complex="bold"/>
    </style:style>
    <style:style style:name="T17" style:family="text">
      <style:text-properties fo:color="#0099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232a38" style:font-weight-asian="normal" style:font-weight-complex="normal"/>
    </style:style>
    <style:style style:name="T20" style:family="text">
      <style:text-properties fo:color="#000000" fo:font-weight="normal" officeooo:rsid="00290969" style:font-weight-asian="normal" style:font-weight-complex="normal"/>
    </style:style>
    <style:style style:name="T21" style:family="text">
      <style:text-properties fo:color="#000000" fo:font-weight="normal" officeooo:rsid="00447977" style:font-weight-asian="normal" style:font-weight-complex="normal"/>
    </style:style>
    <style:style style:name="T22" style:family="text">
      <style:text-properties fo:color="#000000" fo:font-weight="normal" officeooo:rsid="00478d20" style:font-weight-asian="normal" style:font-weight-complex="normal"/>
    </style:style>
    <style:style style:name="T23" style:family="text">
      <style:text-properties fo:color="#000000" fo:font-weight="normal" officeooo:rsid="0048ac08" style:font-weight-asian="normal" style:font-weight-complex="normal"/>
    </style:style>
    <style:style style:name="T24" style:family="text">
      <style:text-properties fo:color="#000000" fo:font-weight="normal" officeooo:rsid="004e8a73" style:font-weight-asian="normal" style:font-weight-complex="normal"/>
    </style:style>
    <style:style style:name="T25" style:family="text">
      <style:text-properties fo:color="#000000" fo:font-weight="normal" officeooo:rsid="0052ef67" style:font-weight-asian="normal" style:font-weight-complex="normal"/>
    </style:style>
    <style:style style:name="T26" style:family="text">
      <style:text-properties fo:color="#000000" fo:font-weight="normal" officeooo:rsid="00548c8d" style:font-weight-asian="normal" style:font-weight-complex="normal"/>
    </style:style>
    <style:style style:name="T27" style:family="text">
      <style:text-properties fo:color="#000000" fo:font-weight="normal" officeooo:rsid="0056192f" style:font-weight-asian="normal" style:font-weight-complex="normal"/>
    </style:style>
    <style:style style:name="T28" style:family="text">
      <style:text-properties fo:color="#000000" fo:font-weight="normal" officeooo:rsid="00573019" style:font-weight-asian="normal" style:font-weight-complex="normal"/>
    </style:style>
    <style:style style:name="T29" style:family="text">
      <style:text-properties fo:color="#000000" fo:font-weight="normal" officeooo:rsid="00650072" style:font-weight-asian="normal" style:font-weight-complex="normal"/>
    </style:style>
    <style:style style:name="T30" style:family="text">
      <style:text-properties fo:color="#000000" fo:font-weight="normal" officeooo:rsid="007707a9" style:font-weight-asian="normal" style:font-weight-complex="normal"/>
    </style:style>
    <style:style style:name="T31" style:family="text">
      <style:text-properties officeooo:rsid="002651bc"/>
    </style:style>
    <style:style style:name="T32" style:family="text">
      <style:text-properties officeooo:rsid="0031bcd1"/>
    </style:style>
    <style:style style:name="T33" style:family="text">
      <style:text-properties fo:font-style="italic" style:font-style-asian="italic" style:font-style-complex="italic"/>
    </style:style>
    <style:style style:name="T34" style:family="text">
      <style:text-properties officeooo:rsid="00478d20"/>
    </style:style>
    <style:style style:name="T35" style:family="text">
      <style:text-properties officeooo:rsid="004a1c2f"/>
    </style:style>
    <style:style style:name="T36" style:family="text">
      <style:text-properties officeooo:rsid="004cd89b"/>
    </style:style>
    <style:style style:name="T37" style:family="text">
      <style:text-properties officeooo:rsid="005bb78e"/>
    </style:style>
    <style:style style:name="T38" style:family="text">
      <style:text-properties officeooo:rsid="005fb341"/>
    </style:style>
    <style:style style:name="T39" style:family="text">
      <style:text-properties officeooo:rsid="00661724"/>
    </style:style>
    <style:style style:name="T40" style:family="text">
      <style:text-properties officeooo:rsid="0067245c"/>
    </style:style>
    <style:style style:name="T41" style:family="text">
      <style:text-properties officeooo:rsid="0067a19f"/>
    </style:style>
    <style:style style:name="T42" style:family="text">
      <style:text-properties officeooo:rsid="006bb4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SETUP: flag to call SETUP before interpolation</text:p>
      <text:p text:style-name="Standard">SETUP: determine the second</text:p>
      <text:p text:style-name="Standard">ISTOP=<text:span text:style-name="T1">error flag</text:span>, </text:p>
      <text:p text:style-name="P21">1<text:span text:style-name="T3">=error</text:span></text:p>
      <text:p text:style-name="P21">0=<text:span text:style-name="T3">no error</text:span></text:p>
      <text:p text:style-name="P21">-1=correctable error,code will revert to previous output time,</text:p>
      <text:p text:style-name="P21">-2=print only discrete regime as determined from the steady state approximation </text:p>
      <text:p text:style-name="Standard">NDISCR=number of discrete sizes </text:p>
      <text:p text:style-name="Standard">NVAR=number of variables in the continuous regime </text:p>
      <text:p text:style-name="Standard"><text:s text:c="10"/>(equal to the number of grid points) </text:p>
      <text:p text:style-name="Standard">NVARP1=NVAR+1=number of variables plus one </text:p>
      <text:p text:style-name="Standard">NVARP2=NVAR+2=number of variables plus two </text:p>
      <text:p text:style-name="Standard">NVART=total number of variables=NVAR+NDISCR </text:p>
      <text:h text:style-name="P32" text:outline-level="1">CHKTBL<text:span text:style-name="T42">(ISTOP)</text:span></text:h>
      <text:p text:style-name="P3"><text:span text:style-name="T10">T</text:span><text:span text:style-name="T6">his subroutine checks the interpolation for negative values of the distribution and will regress to the previous output time and add grid points at those locations where the distribution is negative.</text:span> <text:s/></text:p>
      <text:p text:style-name="P2">istop will be set to<text:span text:style-name="T15"> -1</text:span> to indicate to the main program to <text:span text:style-name="T6">restart and try again</text:span>. <text:s/></text:p>
      <text:p text:style-name="P2">if the maximum number of grid points <text:span text:style-name="T6">has already been reached</text:span>, <text:span text:style-name="T15">istop will be set to 1</text:span> and <text:span text:style-name="T17">the case will be skipped in the main program</text:span>. <text:s/></text:p>
      <text:p text:style-name="P2">if all the interpolated points at which the distribution is negative can not be added, as many grid points as there is room for will be added and the time step will be retired. <text:s/></text:p>
      <text:p text:style-name="P2">if the distribution is negative at one of the grid points, this usually indicates that the time step was too large and some of the interpolated points were negative during the time step which resulted in a negative distribution at the grid points. <text:s/></text:p>
      <text:p text:style-name="P2">if this happens and none of the interpolated distribution points are negative or they were not evaluated, istop will be set to 1 and the case will be skipped in the main program. <text:s text:c="6"/></text:p>
      <text:h text:style-name="Heading_20_1" text:outline-level="1">DISTW(ISPLIN, NVARM1, NPTS,WX, ZDIST)</text:h>
      <text:p text:style-name="P4"><text:span text:style-name="T8">T</text:span><text:span text:style-name="T6">his function computes the values of the m(wx,t) distribution by interpolating from the values of </text:span><text:span text:style-name="T9">A</text:span><text:span text:style-name="T6"> at the grid points. </text:span><text:span text:style-name="T11">N</text:span><text:span text:style-name="T6">ote that </text:span><text:span text:style-name="T12">A</text:span><text:span text:style-name="T6">(i) is equal to the 'm' distribution function at w(i) </text:span></text:p>
      <text:p text:style-name="P4"><text:span text:style-name="T13">variables:</text:span><text:span text:style-name="T5"> </text:span><text:s text:c="105"/></text:p>
      <text:p text:style-name="P4">m(wx,time)=n(x,time)*derivative of x with respect to wx </text:p>
      <text:p text:style-name="P4">npts=number of points in wx array <text:s/>(input)</text:p>
      <text:p text:style-name="P4">nvarm1=number of grid points minus one <text:s/>(input)</text:p>
      <text:p text:style-name="P4">wx=ln(x/xa)/ln(xb/xa) <text:s text:c="2"/>(input array) </text:p>
      <text:p text:style-name="P4">x(i)=particle size at the i-th grid point </text:p>
      <text:p text:style-name="P4">xa=smallest particle size in continuous regime</text:p>
      <text:p text:style-name="P4">xb=largest particle size in continuous regime</text:p>
      <text:p text:style-name="P4">zdist(i)=array of m(wx,time) <text:s text:c="2"/>(output)</text:p>
      <text:p text:style-name="P4"/>
      <text:p text:style-name="P4">interpolation method </text:p>
      <text:p text:style-name="P5">isplin=</text:p>
      <text:p text:style-name="P5">0 <text:s/>cubic splines </text:p>
      <text:p text:style-name="P4"><text:s text:c="12"/>ref. gerald,c.f.,'applied numerical analysis', pp.474-488, addison-wesley 1978 </text:p>
      <text:p text:style-name="P4"><text:s text:c="12"/>also carnahan,b., luther,h.a., and wilkes,j.o. 'applied numerical methods', p.63, wiley 1969 </text:p>
      <text:p text:style-name="P4"><text:s/><text:span text:style-name="T32">1</text:span> <text:s/>linear splines </text:p>
      <text:p text:style-name="P4"><text:soft-page-break/><text:s/>2 <text:s/>logarithmic splines (power law) <text:s/></text:p>
      <text:h text:style-name="Heading_20_1" text:outline-level="1"><text:span text:style-name="T16">DERIVT</text:span>(ISPLIN, NVAR, DERIV)</text:h>
      <text:p text:style-name="P6">this function calculates the derivative of the 'm' distribution function w.r.t. w, for the nvar grid points</text:p>
      <text:p text:style-name="P6"><text:span text:style-name="T33">ref. see references to routine distw <text:s text:c="3"/></text:span><text:s text:c="22"/></text:p>
      <text:p text:style-name="P6"><text:span text:style-name="T13">variables:</text:span> <text:s text:c="40"/></text:p>
      <text:p text:style-name="P6">a(i)='m' distribution at w(i) <text:s text:c="33"/></text:p>
      <text:p text:style-name="P6">deriv=output array of derivatives at grid points <text:s text:c="15"/></text:p>
      <text:p text:style-name="P6">nvar=number of grid points <text:s/>(input) <text:s text:c="27"/></text:p>
      <text:p text:style-name="P6">w(i)=logarithmically transformed particle size at the i-th grid <text:s/></text:p>
      <text:p text:style-name="P6">point <text:s text:c="53"/></text:p>
      <text:p text:style-name="P7">x(i)=particle size at the i-th grid point</text:p>
      <text:h text:style-name="Heading_20_1" text:outline-level="1"><text:span text:style-name="T16">XINTL</text:span>(NPTS, V, DISTB)</text:h>
      <text:p text:style-name="P12">this is an example of an initial distribution function. </text:p>
      <text:p text:style-name="P12">A sum of three log-normal functions or a logarithmic </text:p>
      <text:p text:style-name="P12">interpolation between data points can be used depending </text:p>
      <text:p text:style-name="P12">on iparm(2) </text:p>
      <text:p text:style-name="P30">variables: </text:p>
      <text:p text:style-name="P12">distb=output array of initial distributions (no./cc/cc) </text:p>
      <text:p text:style-name="P12">npts=number of points (input) </text:p>
      <text:p text:style-name="P12">v=input array of particle volumes (cc) </text:p>
      <text:h text:style-name="Heading_20_1" text:outline-level="1"><text:span text:style-name="T14">SETUP</text:span>(ISPLIN, NEWSET, NVAR)</text:h>
      <text:p text:style-name="P20"><text:span text:style-name="T38">T</text:span>his routine is used for determining the second derivative of the distribution at the grid points by solving a system of linear algebraic equations with a tri-diagonal coefficient matrix. <text:span text:style-name="T37">T</text:span>he routine is required for a cubic spline interpolation. </text:p>
      <text:list xml:id="list2904997944276532834" text:style-name="L1">
        <text:list-item>
          <text:p text:style-name="P22"><text:span text:style-name="T37">R</text:span>eference; carnahan,b., luther,h.a. and wilkes,j.o. 'applied numerical methods,' john wiley and sons, page 446 (1969) </text:p>
        </text:list-item>
      </text:list>
      <text:p text:style-name="P31">variables:</text:p>
      <text:p text:style-name="P19">diag(i)=the i-th diagonal element of the matrix</text:p>
      <text:p text:style-name="P19">newset=flag to indicate a new set of grid points <text:s/></text:p>
      <text:p text:style-name="P19"><text:s text:c="10"/>0=same set of grid points </text:p>
      <text:p text:style-name="P19"><text:s text:c="10"/>1=new set of grid points</text:p>
      <text:p text:style-name="P19">p(i)=the second derivative at the (i+1)-th grid point</text:p>
      <text:p text:style-name="P19">sub(i)=the (i-1)-th sub diagonal element of the matrix </text:p>
      <text:p text:style-name="P19">super(i)=the i-th super-diagonal element of the matrix</text:p>
      <text:p text:style-name="P2"/>
      <text:p text:style-name="P2"/>
      <text:h text:style-name="P33" text:outline-level="1">Case 1</text:h>
      <text:p text:style-name="P18"><text:span text:style-name="T34">Call input to get data of case 1, check </text:span>case 1, error <text:span text:style-name="T2">happens</text:span>, so continue to case 2</text:p>
      <text:h text:style-name="Heading_20_1" text:outline-level="1">Case 2</text:h>
      <text:p text:style-name="P24">Call INPUT to get data of case 2, ISETUP become 2 from 1.</text:p>
      <text:p text:style-name="P24">ISETUP=1, so call SETUP(ISPLIN, 1, NVAR)</text:p>
      <text:p text:style-name="P1"><text:span text:style-name="T36">CHECK(ISTOP), </text:span>check case 2, input is right, <text:span text:style-name="T31">no error, ISTOP become 1, </text:span></text:p>
      <text:p text:style-name="P29"><text:span text:style-name="T35">CHKTBL(ISTOP), call DISTW(ISPLIN, NVARM1, NPTS, WX, ZDIST), at line 856, because maximum number of grid points </text:span><text:span text:style-name="T7">has already been reached, </text:span><text:span text:style-name="T19">case 2 skipped.</text:span></text:p>
      <text:h text:style-name="Heading_20_1" text:outline-level="1">Case 3</text:h>
      <text:p text:style-name="P13"><text:span text:style-name="T22">Call input to get data of case </text:span><text:span text:style-name="T23">3</text:span></text:p>
      <text:p text:style-name="P25">ISETUP=1, so call SETUP(ISPLIN, 1, NVAR)</text:p>
      <text:p text:style-name="P14"><text:span text:style-name="T24">C</text:span><text:span text:style-name="T26">HECK(ISTOP), c</text:span><text:span text:style-name="T18">heck case 3, input is right, no error</text:span></text:p>
      <text:p text:style-name="P14"><text:span text:style-name="T19">CHKTBL(ISTOP), </text:span><text:span text:style-name="T25">b</text:span><text:span text:style-name="T19">ecause maximum number of grid points </text:span><text:span text:style-name="T7">has already been reached, </text:span><text:span text:style-name="T19">case </text:span><text:span text:style-name="T18">3</text:span><text:span text:style-name="T19"> skipped.</text:span></text:p>
      <text:h text:style-name="Heading_20_1" text:outline-level="1">Case 4<text:tab/></text:h>
      <text:p text:style-name="P15"><text:span text:style-name="T22">Call input to get data of case </text:span><text:span text:style-name="T23">4</text:span></text:p>
      <text:p text:style-name="P26">ISETUP=1, so call SETUP(ISPLIN, 1, NVAR)</text:p>
      <text:p text:style-name="P15"><text:span text:style-name="T27">C</text:span><text:span text:style-name="T18">heck case 4, input is right, no error</text:span></text:p>
      <text:p text:style-name="P15"><text:span text:style-name="T18">CHKTBL(ISTOP), </text:span><text:span text:style-name="T19">because maximum number of grid points </text:span><text:span text:style-name="T7">has already been reached, </text:span><text:span text:style-name="T19">case </text:span><text:span text:style-name="T18">4</text:span><text:span text:style-name="T19"> skipped.</text:span></text:p>
      <text:h text:style-name="Heading_20_1" text:outline-level="1">Case 5</text:h>
      <text:p text:style-name="P16"><text:span text:style-name="T22">Call input to get data of case </text:span><text:span text:style-name="T23">5</text:span></text:p>
      <text:p text:style-name="P27">ISETUP=1, so call SETUP(ISPLIN, 1, NVAR)</text:p>
      <text:p text:style-name="P16"><text:span text:style-name="T28">C</text:span><text:span text:style-name="T18">heck case 5, input is right, no error</text:span></text:p>
      <text:p text:style-name="P16"><text:span text:style-name="T18">CHKTBL(ISTOP), </text:span><text:span text:style-name="T30">ISTOP</text:span><text:span text:style-name="T20"> is -1, main program restart 3 times, then </text:span><text:span text:style-name="T19">maximum number of grid points </text:span><text:span text:style-name="T7">has already been reached, </text:span><text:span text:style-name="T19">case </text:span><text:span text:style-name="T20">5</text:span><text:span text:style-name="T19"> skipped.</text:span></text:p>
      <text:h text:style-name="Heading_20_1" text:outline-level="1">Case 6</text:h>
      <text:p text:style-name="P17"><text:span text:style-name="T22">Call input to get data of case </text:span><text:span text:style-name="T23">6</text:span></text:p>
      <text:p text:style-name="P28">ISETUP=1, so call SETUP(ISPLIN, 1, NVAR)</text:p>
      <text:p text:style-name="P17"><text:span text:style-name="T29">C</text:span><text:span text:style-name="T18">heck case 6, inpu</text:span><text:span text:style-name="T21">t</text:span><text:span text:style-name="T18"> is right, no error</text:span></text:p>
      <text:p text:style-name="P17"><text:span text:style-name="T18">CHKTBL(ISTOP), </text:span><text:span text:style-name="T29">ISTOP=0, </text:span><text:span text:style-name="T18">pass!</text:span></text:p>
      <text:p text:style-name="P9">Call COAGCF(0)</text:p>
      <text:p text:style-name="P9"><text:span text:style-name="T39">C</text:span>all OUTPUT(0)</text:p>
      <text:p text:style-name="P8">because <text:span text:style-name="T39">ISSTAT=</text:span>0, so <text:span text:style-name="T40">GO TO</text:span> 22. </text:p>
      <text:p text:style-name="P10">call <text:span text:style-name="T41">ODE()</text:span></text:p>
      <text:p text:style-name="P11">call SET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0:52:57.900387041</meta:creation-date>
    <dc:date>2015-04-27T15:37:11.663655528</dc:date>
    <meta:editing-duration>P1DT7H35M55S</meta:editing-duration>
    <meta:editing-cycles>82</meta:editing-cycles>
    <meta:generator>LibreOffice/4.2.7.2$Linux_X86_64 LibreOffice_project/420m0$Build-2</meta:generator>
    <meta:document-statistic meta:table-count="0" meta:image-count="0" meta:object-count="0" meta:page-count="3" meta:paragraph-count="100" meta:word-count="823" meta:character-count="5540" meta:non-whitespace-character-count="4392"/>
  </office:meta>
</office:document-meta>
</file>